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end"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size="18pt" style:font-size-asian="18pt" style:font-size-complex="18pt"/>
    </style:style>
    <style:style style:name="P5" style:family="paragraph" style:parent-style-name="Standard" style:master-page-name="Standard">
      <style:paragraph-properties fo:line-height="115%" fo:text-align="center" style:justify-single-word="false" style:page-number="auto" fo:break-before="auto" fo:break-after="auto" style:writing-mode="lr-tb"/>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amiętniki Młodego Subiektywisty </text:span></text:p>
      <text:p text:style-name="P1"><text:span text:style-name="T2">Część I „Wstęp i Smocze Łzy”</text:span></text:p>
      <text:p text:style-name="P4"/>
      <text:p text:style-name="P2">Na wstępie chciałem wyjaśnić, o co będzie chodzić w tej serii. Otóż nie znajdą się tu recenzje fanfików, a raczej zbiór moich subiektywnych przemyśleń i opinii na temat danego dzieła. Będą one też nieco wyolbrzymione i trochę zakrawające o tzw. hejt. Nie należy więc traktować tego, co napiszę w 100% poważnie.</text:p>
      <text:p text:style-name="P2"/>
      <text:p text:style-name="P2">Pora przejść do części właściwej…</text:p>
      <text:p text:style-name="P2"/>
      <text:p text:style-name="P2">„Smocze Łzy” – fanfik legenda, najdłuższe opowiadanie w polskim fandomie. Epicka epopeja, na którą składa się 79 rozdziałów. Trzeba przyznać, że to całkiem dobry wynik. Z samą lekturą tej powieści się nie spieszyłem. Mówiąc szczerze, z początku zwyczajnie mnie nie pociągała. Zacząłem ją czytać dla zabijania czasu. A co dalej?</text:p>
      <text:p text:style-name="P2"/>
      <text:p text:style-name="P2">Zmuszony jestem powiedzieć, że nie jest to zły fanfik. Jest masa o wiele gorszych i głupszych dzieł. „Smocze Łzy” mają swój klimat, fabułę i bohaterów. Każdy będzie lubił (bądź nie) coś innego. Nie mogę więc powiedzieć, żebyś nie czytał tej historii, Czytelniku. A jeśli chodzi o mnie? Mnie ten fanfik… po prostu strasznie denerwował . </text:p>
      <text:p text:style-name="P2"/>
      <text:p text:style-name="P2">Nie wynikało to z fabuły, bo ta jest jak najbardziej odpowiednia i dla mnie absolutnie bez zarzutu. Nie wynikało to z opisów, bo nie jestem Dolarem, Cahan czy Gandzią, żeby bolały mnie drobne błędy, pojawiające się od czasu do czasu. Wynikało to przede wszystkim z postaci, które z uporem maniaka co parę rozdziałów starały się przyprawić mnie o nerwicę.</text:p>
      <text:p text:style-name="P2"/>
      <text:p text:style-name="P2">Jest tego dużo i nie wiem, jak ogarnę cały ten chaos. Zacznę od tego, że „Smocze Łzy” wykorzystają znienawidzony przeze mnie schemat, wedle którego postać głęboka, szara i niejednolita musi być negatywna (choć nie, przepraszam, nie istnieje pojęcie negatywne czy pozytywne, bo wszystko jest szare). Mówię tu oczywiście o głównym bohaterze – Keegenie (który jest jedną z najbardziej znienawidzonych przeze mnie postaci).</text:p>
      <text:p text:style-name="P2"/>
      <text:p text:style-name="P2">No właśnie… Keegen. Naprawdę nie rozumiem, co można lubić w amoralnym, aroganckim, złośliwym smoku, który nie ma za grosz cech pozytywnych. Taka jest prawda. Czerwony jaszczur przez cały fanfik starał się, aby nie skazić się ani jednym dobrym uczynkiem. To w końcu stało się jakieś… dwa razy (naciągane). Niemożliwie odpycha mnie jego motywacja, podejście i metody. Gdyby miał choć trochę charyzmy, byłby o wiele bardziej strawny. A tak mamy obrażonego na cały świat, wywyższającego się ponad wszystko smoka. Nienawidzi kucyków, bo… sam się okazał zwierzęciem i zabił osobę, na której mu zależało. Hm… 10/10.</text:p>
      <text:p text:style-name="P2"/>
      <text:p text:style-name="P2">Mógłbym się dalej rozpisywać na jego temat, ale wyszłaby mi tu druga „Pieśń Lodu i Ognia”. Zatem podsumowując Keegena: jest zwyczajnie odpychający, nie czuć wobec niego współczucia czy sympatii i nie ma za grosz charyzmy, żeby konkurować z takim chociażby Discordem. </text:p>
      <text:p text:style-name="P2"/>
      <text:p text:style-name="P2"><text:soft-page-break/>Zbyt pięknie by było, gdybym na tym durnowatym <text:s/>jaszczurze pozostał. Przejdę więc do drugiej rzeczy, która doprowadzała mnie do przemiany w Hulka. Hm… Zodhulk? Hulkiak? No, nieważne. Panie i Panowie… Spike. I żeby było jasne: lubię Spike’a z serialu. Jest zabawny i sympatyczny. A ten ze „Smoczych Łez”? Większego leminga pozbawionego własnej woli i instynktu samozachowawczego nie widziałem. </text:p>
      <text:p text:style-name="P2"/>
      <text:p text:style-name="P2">Jakby to powiedzieć… Jak wspominałem, nie ma własnej woli. Robi wszystko, co każe mu Keegen, nie kwestionując przy tym ani jednej rzeczy. Ani jednej! Wykonuje rozkazy jak bezwolny golem. Dlaczego? Bo tak. Nie będę tu streszczał całego wątku, ale łączy się on z kolejną kwestią, która mnie niesamowicie drażni. W skrócie: Spike chce się uczyć magii, Twilight go uczy, dwóch gwardzistów-idiotów myli go z dorosłym smokiem (Boże…), Spike ucieka, znajduje go Keegen… i tak zaczyna się indoktrynacja na bardziej niż podatnym obiekcie. Wiem, że strasznie to uprościłem, ale tak to mniej więcej wygląda. </text:p>
      <text:p text:style-name="P2"/>
      <text:p text:style-name="P2">Spike całe życie wychowywał się wśród kucyków, i to przy Elementach Harmonii. W czasie akcji fanfika jest nieco starszy, ale to nadal dziecko. Co nie przeszkadza mu w absolutnym ignorowaniu brutalności Keegena. Fakt, niby coś tam autor wspomina, że Spike miał jakieś wątpliwości, ale absolutnie nic z nich nie wynika. Działa to tak, że młody coś tam mruczy w momencie zabójstwa, ale potem… zapomina o tym i tyle. „Właśnie zabiłem kucyka. Kij z tym”. Nawet widząc, że Keegen posyła szóstkę innych smocząt na pewną śmierć (jasne, że upokarzającą i bolesną), ma to głęboko w swojej łuskowatej dupie. Jest bezwolną marionetką. Dopiero w późniejszej fazie historii dostaje nieco więcej motywacji do trzymania się czerwonego smoka. </text:p>
      <text:p text:style-name="P2"/>
      <text:p text:style-name="P2">Ostatnią rzeczą, jaka mnie niesamowicie wnerwiała (w zasadzie to nie ostatnią, ale na niej zakończymy) była głupota i niekompetencja wojsk Equestrii. Serio. Ci debile byli mniej rozgarnięci niż bliźnięta Cake. Taka… sytuacja: Keegen wdaje się w walkę z regularnymi oddziałami armii. Ranny ucieka i pada tuż przed wejściem do swojej kryjówki. Żeby nie stracić go z oczu, kucyki wysyłają w pogoń… dwóch(!) zwiadowców. A co ci kretyni robią? Lądują tuż przed smoczym pyskiem… Zawodowi. Żołnierze. A to nie jest pojedynczy przypadek. Dalej było przypadkowe zakażenie Spike’a… Wspomniana wcześniej pomyłka… Czy notoryczne dawanie się podejść jak amatorzy (zabijanie zwiadowców w uniwersum SŁ ma mniej więcej poziom trudności krojenia chleba). </text:p>
      <text:p text:style-name="P2"/>
      <text:p text:style-name="P2">I tak dalej… I tak, kurde, dalej. Skończę w tym momencie, wymieniłem główne powody, przez które lektura „Smoczych Łez” nie była tak przyjemna, jak mogłaby być. Powtórzę raz jeszcze: nie twierdzę, że to zły fanfik. Wręcz przeciwnie, moje subiektywne zdanie jest, jakie jest, ale nie mogę powiedzieć, że czytanie nie sprawiło mi przyjemności. Było tu masę świetnych wątków, sama fabuła była bez zarzutu, a intryga trzymała w napięciu. Tost osiągnął też efekt trzymania czytelnika w niepewności, za co go podziwiam i nienawidzę. </text:p>
      <text:p text:style-name="P2"/>
      <text:p text:style-name="P2">Nie chce mi się dalej pisać, kończę i idę wypić piwo. Pozdrowienia dla Tosta. </text:p>
      <text:p text:style-name="P2"/>
      <text:p text:style-name="P3">Zodiak</text:p>
      <text:p text:style-name="P3"/>
      <text:p text:style-name="P3"><text:a xlink:type="simple" xlink:href="https://derpiboo.ru/1148?scope=scpe046d32936929c54b2bbfa93b3e43806bdd07615a" text:style-name="Internet_20_link" text:visited-style-name="Visited_20_Internet_20_Link">https</text:a><text:a xlink:type="simple" xlink:href="https://derpiboo.ru/1148?scope=scpe046d32936929c54b2bbfa93b3e43806bdd07615a" text:style-name="Internet_20_link" text:visited-style-name="Visited_20_Internet_20_Link">://</text:a><text:a xlink:type="simple" xlink:href="https://derpiboo.ru/1148?scope=scpe046d32936929c54b2bbfa93b3e43806bdd07615a" text:style-name="Internet_20_link" text:visited-style-name="Visited_20_Internet_20_Link">derpiboo</text:a><text:a xlink:type="simple" xlink:href="https://derpiboo.ru/1148?scope=scpe046d32936929c54b2bbfa93b3e43806bdd07615a" text:style-name="Internet_20_link" text:visited-style-name="Visited_20_Internet_20_Link">.</text:a><text:a xlink:type="simple" xlink:href="https://derpiboo.ru/1148?scope=scpe046d32936929c54b2bbfa93b3e43806bdd07615a" text:style-name="Internet_20_link" text:visited-style-name="Visited_20_Internet_20_Link">ru</text:a><text:a xlink:type="simple" xlink:href="https://derpiboo.ru/1148?scope=scpe046d32936929c54b2bbfa93b3e43806bdd07615a" text:style-name="Internet_20_link" text:visited-style-name="Visited_20_Internet_20_Link">/1148?</text:a><text:a xlink:type="simple" xlink:href="https://derpiboo.ru/1148?scope=scpe046d32936929c54b2bbfa93b3e43806bdd07615a" text:style-name="Internet_20_link" text:visited-style-name="Visited_20_Internet_20_Link">scope</text:a><text:a xlink:type="simple" xlink:href="https://derpiboo.ru/1148?scope=scpe046d32936929c54b2bbfa93b3e43806bdd07615a" text:style-name="Internet_20_link" text:visited-style-name="Visited_20_Internet_20_Link">=</text:a><text:a xlink:type="simple" xlink:href="https://derpiboo.ru/1148?scope=scpe046d32936929c54b2bbfa93b3e43806bdd07615a" text:style-name="Internet_20_link" text:visited-style-name="Visited_20_Internet_20_Link">scpe</text:a><text:a xlink:type="simple" xlink:href="https://derpiboo.ru/1148?scope=scpe046d32936929c54b2bbfa93b3e43806bdd07615a" text:style-name="Internet_20_link" text:visited-style-name="Visited_20_Internet_20_Link">046</text:a><text:a xlink:type="simple" xlink:href="https://derpiboo.ru/1148?scope=scpe046d32936929c54b2bbfa93b3e43806bdd07615a" text:style-name="Internet_20_link" text:visited-style-name="Visited_20_Internet_20_Link">d</text:a><text:a xlink:type="simple" xlink:href="https://derpiboo.ru/1148?scope=scpe046d32936929c54b2bbfa93b3e43806bdd07615a" text:style-name="Internet_20_link" text:visited-style-name="Visited_20_Internet_20_Link">32936929</text:a><text:a xlink:type="simple" xlink:href="https://derpiboo.ru/1148?scope=scpe046d32936929c54b2bbfa93b3e43806bdd07615a" text:style-name="Internet_20_link" text:visited-style-name="Visited_20_Internet_20_Link">c</text:a><text:a xlink:type="simple" xlink:href="https://derpiboo.ru/1148?scope=scpe046d32936929c54b2bbfa93b3e43806bdd07615a" text:style-name="Internet_20_link" text:visited-style-name="Visited_20_Internet_20_Link">54</text:a><text:a xlink:type="simple" xlink:href="https://derpiboo.ru/1148?scope=scpe046d32936929c54b2bbfa93b3e43806bdd07615a" text:style-name="Internet_20_link" text:visited-style-name="Visited_20_Internet_20_Link">b</text:a><text:a xlink:type="simple" xlink:href="https://derpiboo.ru/1148?scope=scpe046d32936929c54b2bbfa93b3e43806bdd07615a" text:style-name="Internet_20_link" text:visited-style-name="Visited_20_Internet_20_Link">2</text:a><text:a xlink:type="simple" xlink:href="https://derpiboo.ru/1148?scope=scpe046d32936929c54b2bbfa93b3e43806bdd07615a" text:style-name="Internet_20_link" text:visited-style-name="Visited_20_Internet_20_Link">bbfa</text:a><text:a xlink:type="simple" xlink:href="https://derpiboo.ru/1148?scope=scpe046d32936929c54b2bbfa93b3e43806bdd07615a" text:style-name="Internet_20_link" text:visited-style-name="Visited_20_Internet_20_Link">93</text:a><text:a xlink:type="simple" xlink:href="https://derpiboo.ru/1148?scope=scpe046d32936929c54b2bbfa93b3e43806bdd07615a" text:style-name="Internet_20_link" text:visited-style-name="Visited_20_Internet_20_Link">b</text:a><text:a xlink:type="simple" xlink:href="https://derpiboo.ru/1148?scope=scpe046d32936929c54b2bbfa93b3e43806bdd07615a" text:style-name="Internet_20_link" text:visited-style-name="Visited_20_Internet_20_Link">3</text:a><text:a xlink:type="simple" xlink:href="https://derpiboo.ru/1148?scope=scpe046d32936929c54b2bbfa93b3e43806bdd07615a" text:style-name="Internet_20_link" text:visited-style-name="Visited_20_Internet_20_Link">e</text:a><text:a xlink:type="simple" xlink:href="https://derpiboo.ru/1148?scope=scpe046d32936929c54b2bbfa93b3e43806bdd07615a" text:style-name="Internet_20_link" text:visited-style-name="Visited_20_Internet_20_Link">43806</text:a><text:a xlink:type="simple" xlink:href="https://derpiboo.ru/1148?scope=scpe046d32936929c54b2bbfa93b3e43806bdd07615a" text:style-name="Internet_20_link" text:visited-style-name="Visited_20_Internet_20_Link">bdd</text:a><text:a xlink:type="simple" xlink:href="https://derpiboo.ru/1148?scope=scpe046d32936929c54b2bbfa93b3e43806bdd07615a" text:style-name="Internet_20_link" text:visited-style-name="Visited_20_Internet_20_Link">07615</text:a><text:a xlink:type="simple" xlink:href="https://derpiboo.ru/1148?scope=scpe046d32936929c54b2bbfa93b3e43806bdd07615a" text:style-name="Internet_20_link" text:visited-style-name="Visited_20_Internet_20_Link">a</text:a></text:p>
      <text:p text:style-name="P3"/>
      <text:p text:style-name="P3"><text:a xlink:type="simple" xlink:href="https://derpicdn.net/img/2012/1/22/1148/tall.jpg" text:style-name="Internet_20_link" text:visited-style-name="Visited_20_Internet_20_Link">https</text:a><text:a xlink:type="simple" xlink:href="https://derpicdn.net/img/2012/1/22/1148/tall.jpg" text:style-name="Internet_20_link" text:visited-style-name="Visited_20_Internet_20_Link">://</text:a><text:a xlink:type="simple" xlink:href="https://derpicdn.net/img/2012/1/22/1148/tall.jpg" text:style-name="Internet_20_link" text:visited-style-name="Visited_20_Internet_20_Link">derpicdn</text:a><text:a xlink:type="simple" xlink:href="https://derpicdn.net/img/2012/1/22/1148/tall.jpg" text:style-name="Internet_20_link" text:visited-style-name="Visited_20_Internet_20_Link">.</text:a><text:a xlink:type="simple" xlink:href="https://derpicdn.net/img/2012/1/22/1148/tall.jpg" text:style-name="Internet_20_link" text:visited-style-name="Visited_20_Internet_20_Link">net</text:a><text:a xlink:type="simple" xlink:href="https://derpicdn.net/img/2012/1/22/1148/tall.jpg" text:style-name="Internet_20_link" text:visited-style-name="Visited_20_Internet_20_Link">/</text:a><text:a xlink:type="simple" xlink:href="https://derpicdn.net/img/2012/1/22/1148/tall.jpg" text:style-name="Internet_20_link" text:visited-style-name="Visited_20_Internet_20_Link">img</text:a><text:a xlink:type="simple" xlink:href="https://derpicdn.net/img/2012/1/22/1148/tall.jpg" text:style-name="Internet_20_link" text:visited-style-name="Visited_20_Internet_20_Link">/2012/1/22/1148/</text:a><text:a xlink:type="simple" xlink:href="https://derpicdn.net/img/2012/1/22/1148/tall.jpg" text:style-name="Internet_20_link" text:visited-style-name="Visited_20_Internet_20_Link">tall</text:a><text:a xlink:type="simple" xlink:href="https://derpicdn.net/img/2012/1/22/1148/tall.jpg" text:style-name="Internet_20_link" text:visited-style-name="Visited_20_Internet_20_Link">.</text:a><text:a xlink:type="simple" xlink:href="https://derpicdn.net/img/2012/1/22/1148/tall.jpg" text:style-name="Internet_20_link" text:visited-style-name="Visited_20_Internet_20_Link">jpg</text:a></text:p>
      <text:p text:style-name="P3"><text:soft-page-break/></text:p>
      <text:p text:style-name="P3"/>
      <text:p text:style-name="P3"><text:a xlink:type="simple" xlink:href="https://derpiboo.ru/8647?scope=scpef72b61dcdc300cdc766b2f3abdfd6763f79e851f" text:style-name="Internet_20_link" text:visited-style-name="Visited_20_Internet_20_Link">https</text:a><text:a xlink:type="simple" xlink:href="https://derpiboo.ru/8647?scope=scpef72b61dcdc300cdc766b2f3abdfd6763f79e851f" text:style-name="Internet_20_link" text:visited-style-name="Visited_20_Internet_20_Link">://</text:a><text:a xlink:type="simple" xlink:href="https://derpiboo.ru/8647?scope=scpef72b61dcdc300cdc766b2f3abdfd6763f79e851f" text:style-name="Internet_20_link" text:visited-style-name="Visited_20_Internet_20_Link">derpiboo</text:a><text:a xlink:type="simple" xlink:href="https://derpiboo.ru/8647?scope=scpef72b61dcdc300cdc766b2f3abdfd6763f79e851f" text:style-name="Internet_20_link" text:visited-style-name="Visited_20_Internet_20_Link">.</text:a><text:a xlink:type="simple" xlink:href="https://derpiboo.ru/8647?scope=scpef72b61dcdc300cdc766b2f3abdfd6763f79e851f" text:style-name="Internet_20_link" text:visited-style-name="Visited_20_Internet_20_Link">ru</text:a><text:a xlink:type="simple" xlink:href="https://derpiboo.ru/8647?scope=scpef72b61dcdc300cdc766b2f3abdfd6763f79e851f" text:style-name="Internet_20_link" text:visited-style-name="Visited_20_Internet_20_Link">/8647?</text:a><text:a xlink:type="simple" xlink:href="https://derpiboo.ru/8647?scope=scpef72b61dcdc300cdc766b2f3abdfd6763f79e851f" text:style-name="Internet_20_link" text:visited-style-name="Visited_20_Internet_20_Link">scope</text:a><text:a xlink:type="simple" xlink:href="https://derpiboo.ru/8647?scope=scpef72b61dcdc300cdc766b2f3abdfd6763f79e851f" text:style-name="Internet_20_link" text:visited-style-name="Visited_20_Internet_20_Link">=</text:a><text:a xlink:type="simple" xlink:href="https://derpiboo.ru/8647?scope=scpef72b61dcdc300cdc766b2f3abdfd6763f79e851f" text:style-name="Internet_20_link" text:visited-style-name="Visited_20_Internet_20_Link">scpef</text:a><text:a xlink:type="simple" xlink:href="https://derpiboo.ru/8647?scope=scpef72b61dcdc300cdc766b2f3abdfd6763f79e851f" text:style-name="Internet_20_link" text:visited-style-name="Visited_20_Internet_20_Link">72</text:a><text:a xlink:type="simple" xlink:href="https://derpiboo.ru/8647?scope=scpef72b61dcdc300cdc766b2f3abdfd6763f79e851f" text:style-name="Internet_20_link" text:visited-style-name="Visited_20_Internet_20_Link">b</text:a><text:a xlink:type="simple" xlink:href="https://derpiboo.ru/8647?scope=scpef72b61dcdc300cdc766b2f3abdfd6763f79e851f" text:style-name="Internet_20_link" text:visited-style-name="Visited_20_Internet_20_Link">61</text:a><text:a xlink:type="simple" xlink:href="https://derpiboo.ru/8647?scope=scpef72b61dcdc300cdc766b2f3abdfd6763f79e851f" text:style-name="Internet_20_link" text:visited-style-name="Visited_20_Internet_20_Link">dcdc</text:a><text:a xlink:type="simple" xlink:href="https://derpiboo.ru/8647?scope=scpef72b61dcdc300cdc766b2f3abdfd6763f79e851f" text:style-name="Internet_20_link" text:visited-style-name="Visited_20_Internet_20_Link">300</text:a><text:a xlink:type="simple" xlink:href="https://derpiboo.ru/8647?scope=scpef72b61dcdc300cdc766b2f3abdfd6763f79e851f" text:style-name="Internet_20_link" text:visited-style-name="Visited_20_Internet_20_Link">cdc</text:a><text:a xlink:type="simple" xlink:href="https://derpiboo.ru/8647?scope=scpef72b61dcdc300cdc766b2f3abdfd6763f79e851f" text:style-name="Internet_20_link" text:visited-style-name="Visited_20_Internet_20_Link">766</text:a><text:a xlink:type="simple" xlink:href="https://derpiboo.ru/8647?scope=scpef72b61dcdc300cdc766b2f3abdfd6763f79e851f" text:style-name="Internet_20_link" text:visited-style-name="Visited_20_Internet_20_Link">b</text:a><text:a xlink:type="simple" xlink:href="https://derpiboo.ru/8647?scope=scpef72b61dcdc300cdc766b2f3abdfd6763f79e851f" text:style-name="Internet_20_link" text:visited-style-name="Visited_20_Internet_20_Link">2</text:a><text:a xlink:type="simple" xlink:href="https://derpiboo.ru/8647?scope=scpef72b61dcdc300cdc766b2f3abdfd6763f79e851f" text:style-name="Internet_20_link" text:visited-style-name="Visited_20_Internet_20_Link">f</text:a><text:a xlink:type="simple" xlink:href="https://derpiboo.ru/8647?scope=scpef72b61dcdc300cdc766b2f3abdfd6763f79e851f" text:style-name="Internet_20_link" text:visited-style-name="Visited_20_Internet_20_Link">3</text:a><text:a xlink:type="simple" xlink:href="https://derpiboo.ru/8647?scope=scpef72b61dcdc300cdc766b2f3abdfd6763f79e851f" text:style-name="Internet_20_link" text:visited-style-name="Visited_20_Internet_20_Link">abdfd</text:a><text:a xlink:type="simple" xlink:href="https://derpiboo.ru/8647?scope=scpef72b61dcdc300cdc766b2f3abdfd6763f79e851f" text:style-name="Internet_20_link" text:visited-style-name="Visited_20_Internet_20_Link">6763</text:a><text:a xlink:type="simple" xlink:href="https://derpiboo.ru/8647?scope=scpef72b61dcdc300cdc766b2f3abdfd6763f79e851f" text:style-name="Internet_20_link" text:visited-style-name="Visited_20_Internet_20_Link">f</text:a><text:a xlink:type="simple" xlink:href="https://derpiboo.ru/8647?scope=scpef72b61dcdc300cdc766b2f3abdfd6763f79e851f" text:style-name="Internet_20_link" text:visited-style-name="Visited_20_Internet_20_Link">79</text:a><text:a xlink:type="simple" xlink:href="https://derpiboo.ru/8647?scope=scpef72b61dcdc300cdc766b2f3abdfd6763f79e851f" text:style-name="Internet_20_link" text:visited-style-name="Visited_20_Internet_20_Link">e</text:a><text:a xlink:type="simple" xlink:href="https://derpiboo.ru/8647?scope=scpef72b61dcdc300cdc766b2f3abdfd6763f79e851f" text:style-name="Internet_20_link" text:visited-style-name="Visited_20_Internet_20_Link">851</text:a><text:a xlink:type="simple" xlink:href="https://derpiboo.ru/8647?scope=scpef72b61dcdc300cdc766b2f3abdfd6763f79e851f" text:style-name="Internet_20_link" text:visited-style-name="Visited_20_Internet_20_Link">f</text:a></text:p>
      <text:p text:style-name="P3"/>
      <text:p text:style-name="P3"><text:a xlink:type="simple" xlink:href="https://derpicdn.net/img/view/2012/6/18/8647__safe_spike_image+macro_vulgar_dragon_garble_dragon+quest_what+the+fuck+am+i+reading.png" text:style-name="Internet_20_link" text:visited-style-name="Visited_20_Internet_20_Link">https</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derpicdn</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net</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img</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view</text:a><text:a xlink:type="simple" xlink:href="https://derpicdn.net/img/view/2012/6/18/8647__safe_spike_image+macro_vulgar_dragon_garble_dragon+quest_what+the+fuck+am+i+reading.png" text:style-name="Internet_20_link" text:visited-style-name="Visited_20_Internet_20_Link">/2012/6/18/8647__</text:a><text:a xlink:type="simple" xlink:href="https://derpicdn.net/img/view/2012/6/18/8647__safe_spike_image+macro_vulgar_dragon_garble_dragon+quest_what+the+fuck+am+i+reading.png" text:style-name="Internet_20_link" text:visited-style-name="Visited_20_Internet_20_Link">safe</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spike</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image</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macro</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vulgar</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dragon</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garble</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dragon</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quest</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what</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the</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fuck</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am</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i</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reading</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png</text:a></text:p>
      <text:p text:style-name="P3"/>
      <text:p text:style-name="P3"/>
      <text:p text:style-name="P3"><text:a xlink:type="simple" xlink:href="https://dl.dropboxusercontent.com/u/55546535/Rysunki/Gotowe/Keegen/New%20canvas.png" text:style-name="Internet_20_link" text:visited-style-name="Visited_20_Internet_20_Link">https</text:a><text:a xlink:type="simple" xlink:href="https://dl.dropboxusercontent.com/u/55546535/Rysunki/Gotowe/Keegen/New%20canvas.png" text:style-name="Internet_20_link" text:visited-style-name="Visited_20_Internet_20_Link">://</text:a><text:a xlink:type="simple" xlink:href="https://dl.dropboxusercontent.com/u/55546535/Rysunki/Gotowe/Keegen/New%20canvas.png" text:style-name="Internet_20_link" text:visited-style-name="Visited_20_Internet_20_Link">dl</text:a><text:a xlink:type="simple" xlink:href="https://dl.dropboxusercontent.com/u/55546535/Rysunki/Gotowe/Keegen/New%20canvas.png" text:style-name="Internet_20_link" text:visited-style-name="Visited_20_Internet_20_Link">.</text:a><text:a xlink:type="simple" xlink:href="https://dl.dropboxusercontent.com/u/55546535/Rysunki/Gotowe/Keegen/New%20canvas.png" text:style-name="Internet_20_link" text:visited-style-name="Visited_20_Internet_20_Link">dropboxusercontent</text:a><text:a xlink:type="simple" xlink:href="https://dl.dropboxusercontent.com/u/55546535/Rysunki/Gotowe/Keegen/New%20canvas.png" text:style-name="Internet_20_link" text:visited-style-name="Visited_20_Internet_20_Link">.</text:a><text:a xlink:type="simple" xlink:href="https://dl.dropboxusercontent.com/u/55546535/Rysunki/Gotowe/Keegen/New%20canvas.png" text:style-name="Internet_20_link" text:visited-style-name="Visited_20_Internet_20_Link">com</text:a><text:a xlink:type="simple" xlink:href="https://dl.dropboxusercontent.com/u/55546535/Rysunki/Gotowe/Keegen/New%20canvas.png" text:style-name="Internet_20_link" text:visited-style-name="Visited_20_Internet_20_Link">/</text:a><text:a xlink:type="simple" xlink:href="https://dl.dropboxusercontent.com/u/55546535/Rysunki/Gotowe/Keegen/New%20canvas.png" text:style-name="Internet_20_link" text:visited-style-name="Visited_20_Internet_20_Link">u</text:a><text:a xlink:type="simple" xlink:href="https://dl.dropboxusercontent.com/u/55546535/Rysunki/Gotowe/Keegen/New%20canvas.png" text:style-name="Internet_20_link" text:visited-style-name="Visited_20_Internet_20_Link">/55546535/</text:a><text:a xlink:type="simple" xlink:href="https://dl.dropboxusercontent.com/u/55546535/Rysunki/Gotowe/Keegen/New%20canvas.png" text:style-name="Internet_20_link" text:visited-style-name="Visited_20_Internet_20_Link">Rysunki</text:a><text:a xlink:type="simple" xlink:href="https://dl.dropboxusercontent.com/u/55546535/Rysunki/Gotowe/Keegen/New%20canvas.png" text:style-name="Internet_20_link" text:visited-style-name="Visited_20_Internet_20_Link">/</text:a><text:a xlink:type="simple" xlink:href="https://dl.dropboxusercontent.com/u/55546535/Rysunki/Gotowe/Keegen/New%20canvas.png" text:style-name="Internet_20_link" text:visited-style-name="Visited_20_Internet_20_Link">Gotowe</text:a><text:a xlink:type="simple" xlink:href="https://dl.dropboxusercontent.com/u/55546535/Rysunki/Gotowe/Keegen/New%20canvas.png" text:style-name="Internet_20_link" text:visited-style-name="Visited_20_Internet_20_Link">/</text:a><text:a xlink:type="simple" xlink:href="https://dl.dropboxusercontent.com/u/55546535/Rysunki/Gotowe/Keegen/New%20canvas.png" text:style-name="Internet_20_link" text:visited-style-name="Visited_20_Internet_20_Link">Keegen</text:a><text:a xlink:type="simple" xlink:href="https://dl.dropboxusercontent.com/u/55546535/Rysunki/Gotowe/Keegen/New%20canvas.png" text:style-name="Internet_20_link" text:visited-style-name="Visited_20_Internet_20_Link">/</text:a><text:a xlink:type="simple" xlink:href="https://dl.dropboxusercontent.com/u/55546535/Rysunki/Gotowe/Keegen/New%20canvas.png" text:style-name="Internet_20_link" text:visited-style-name="Visited_20_Internet_20_Link">New</text:a><text:a xlink:type="simple" xlink:href="https://dl.dropboxusercontent.com/u/55546535/Rysunki/Gotowe/Keegen/New%20canvas.png" text:style-name="Internet_20_link" text:visited-style-name="Visited_20_Internet_20_Link">%20</text:a><text:a xlink:type="simple" xlink:href="https://dl.dropboxusercontent.com/u/55546535/Rysunki/Gotowe/Keegen/New%20canvas.png" text:style-name="Internet_20_link" text:visited-style-name="Visited_20_Internet_20_Link">canvas</text:a><text:a xlink:type="simple" xlink:href="https://dl.dropboxusercontent.com/u/55546535/Rysunki/Gotowe/Keegen/New%20canvas.png" text:style-name="Internet_20_link" text:visited-style-name="Visited_20_Internet_20_Link">.</text:a><text:a xlink:type="simple" xlink:href="https://dl.dropboxusercontent.com/u/55546535/Rysunki/Gotowe/Keegen/New%20canvas.png" text:style-name="Internet_20_link" text:visited-style-name="Visited_20_Internet_20_Link">png</text:a></text:p>
      <text:p text:style-name="P3"/>
      <text:p text:style-name="P3"><text:a xlink:type="simple" xlink:href="http://www.fge.com.pl/2013/11/fanfik-smocze-zy-zakonczone.html" text:style-name="Internet_20_link" text:visited-style-name="Visited_20_Internet_20_Link">http</text:a><text:a xlink:type="simple" xlink:href="http://www.fge.com.pl/2013/11/fanfik-smocze-zy-zakonczone.html" text:style-name="Internet_20_link" text:visited-style-name="Visited_20_Internet_20_Link">://</text:a><text:a xlink:type="simple" xlink:href="http://www.fge.com.pl/2013/11/fanfik-smocze-zy-zakonczone.html" text:style-name="Internet_20_link" text:visited-style-name="Visited_20_Internet_20_Link">www</text:a><text:a xlink:type="simple" xlink:href="http://www.fge.com.pl/2013/11/fanfik-smocze-zy-zakonczone.html" text:style-name="Internet_20_link" text:visited-style-name="Visited_20_Internet_20_Link">.</text:a><text:a xlink:type="simple" xlink:href="http://www.fge.com.pl/2013/11/fanfik-smocze-zy-zakonczone.html" text:style-name="Internet_20_link" text:visited-style-name="Visited_20_Internet_20_Link">fge</text:a><text:a xlink:type="simple" xlink:href="http://www.fge.com.pl/2013/11/fanfik-smocze-zy-zakonczone.html" text:style-name="Internet_20_link" text:visited-style-name="Visited_20_Internet_20_Link">.</text:a><text:a xlink:type="simple" xlink:href="http://www.fge.com.pl/2013/11/fanfik-smocze-zy-zakonczone.html" text:style-name="Internet_20_link" text:visited-style-name="Visited_20_Internet_20_Link">com</text:a><text:a xlink:type="simple" xlink:href="http://www.fge.com.pl/2013/11/fanfik-smocze-zy-zakonczone.html" text:style-name="Internet_20_link" text:visited-style-name="Visited_20_Internet_20_Link">.</text:a><text:a xlink:type="simple" xlink:href="http://www.fge.com.pl/2013/11/fanfik-smocze-zy-zakonczone.html" text:style-name="Internet_20_link" text:visited-style-name="Visited_20_Internet_20_Link">pl</text:a><text:a xlink:type="simple" xlink:href="http://www.fge.com.pl/2013/11/fanfik-smocze-zy-zakonczone.html" text:style-name="Internet_20_link" text:visited-style-name="Visited_20_Internet_20_Link">/2013/11/</text:a><text:a xlink:type="simple" xlink:href="http://www.fge.com.pl/2013/11/fanfik-smocze-zy-zakonczone.html" text:style-name="Internet_20_link" text:visited-style-name="Visited_20_Internet_20_Link">fanfik</text:a><text:a xlink:type="simple" xlink:href="http://www.fge.com.pl/2013/11/fanfik-smocze-zy-zakonczone.html" text:style-name="Internet_20_link" text:visited-style-name="Visited_20_Internet_20_Link">-</text:a><text:a xlink:type="simple" xlink:href="http://www.fge.com.pl/2013/11/fanfik-smocze-zy-zakonczone.html" text:style-name="Internet_20_link" text:visited-style-name="Visited_20_Internet_20_Link">smocze</text:a><text:a xlink:type="simple" xlink:href="http://www.fge.com.pl/2013/11/fanfik-smocze-zy-zakonczone.html" text:style-name="Internet_20_link" text:visited-style-name="Visited_20_Internet_20_Link">-</text:a><text:a xlink:type="simple" xlink:href="http://www.fge.com.pl/2013/11/fanfik-smocze-zy-zakonczone.html" text:style-name="Internet_20_link" text:visited-style-name="Visited_20_Internet_20_Link">zy</text:a><text:a xlink:type="simple" xlink:href="http://www.fge.com.pl/2013/11/fanfik-smocze-zy-zakonczone.html" text:style-name="Internet_20_link" text:visited-style-name="Visited_20_Internet_20_Link">-</text:a><text:a xlink:type="simple" xlink:href="http://www.fge.com.pl/2013/11/fanfik-smocze-zy-zakonczone.html" text:style-name="Internet_20_link" text:visited-style-name="Visited_20_Internet_20_Link">zakonczone</text:a><text:a xlink:type="simple" xlink:href="http://www.fge.com.pl/2013/11/fanfik-smocze-zy-zakonczone.html" text:style-name="Internet_20_link" text:visited-style-name="Visited_20_Internet_20_Link">.</text:a><text:a xlink:type="simple" xlink:href="http://www.fge.com.pl/2013/11/fanfik-smocze-zy-zakonczone.html" text:style-name="Internet_20_link" text:visited-style-name="Visited_20_Internet_20_Link">html</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3T23:25:21.405000000</dc:date>
    <meta:editing-duration>PT1H46M30S</meta:editing-duration>
    <meta:document-statistic meta:table-count="0" meta:image-count="0" meta:object-count="0" meta:page-count="3" meta:paragraph-count="23" meta:word-count="900" meta:character-count="6255" meta:non-whitespace-character-count="5366"/>
  </office:meta>
</office:document-meta>
</file>